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Mgr2" style:family="graphic" style:parent-style-name="title">
      <style:graphic-properties svg:stroke-width="0cm" fo:min-height="2.036cm"/>
    </style:style>
    <style:style style:name="Mgr3" style:family="graphic" style:parent-style-name="standard">
      <style:graphic-properties svg:stroke-width="0cm" svg:stroke-color="#000000" draw:marker-start-width="0.124cm" draw:marker-end-width="0.124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124cm" draw:marker-end-width="0.124cm" draw:fill="none" draw:textarea-horizontal-align="justify" draw:textarea-vertical-align="middle" draw:auto-grow-height="false" fo:padding-top="0.125cm" fo:padding-bottom="0.125cm" fo:padding-left="0.25cm" fo:padding-right="0.25cm" style:protect="size"/>
    </style:style>
    <style:style style:name="Mgr5" style:family="graphic" style:parent-style-name="standard">
      <style:graphic-properties draw:stroke="none" svg:stroke-width="0cm" svg:stroke-color="#000000" draw:marker-start-width="0.124cm" draw:marker-end-width="0.124cm" draw:fill="none" draw:fill-color="#ffffff" fo:min-height="0.225cm" fo:padding-top="0.15cm" fo:padding-bottom="0.15cm" fo:padding-left="0.275cm" fo:padding-right="0.275cm"/>
    </style:style>
    <style:style style:name="Mgr6" style:family="graphic" style:parent-style-name="standard">
      <style:graphic-properties draw:stroke="none" svg:stroke-width="0cm" svg:stroke-color="#000000" draw:marker-start-width="0.124cm" draw:marker-end-width="0.124cm" draw:fill="none" draw:fill-color="#ffffff" fo:min-height="0.635cm" fo:padding-top="0.15cm" fo:padding-bottom="0.15cm" fo:padding-left="0.275cm" fo:padding-right="0.275cm"/>
    </style:style>
    <style:style style:name="Mgr7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40.64cm" svg:height="25.4cm" svg:x="1.27cm" svg:y="1.27cm">
        <text:p/>
        <draw:enhanced-geometry svg:viewBox="0 0 21600 21600" draw:type="rectangle" draw:enhanced-path="M 0 0 L 21600 0 21600 21600 0 21600 0 0 Z N"/>
      </draw:custom-shape>
      <draw:frame draw:style-name="Mgr2" draw:layer="backgroundobjects" svg:width="7.62cm" svg:height="2.54cm" svg:x="26.67cm" svg:y="24.13cm">
        <draw:text-box>
          <text:p>Title</text:p>
        </draw:text-box>
      </draw:frame>
      <draw:custom-shape draw:style-name="Mgr3" draw:text-style-name="MP1" draw:layer="backgroundobjects" svg:width="15.24cm" svg:height="2.54cm" svg:x="26.67cm" svg:y="24.13cm">
        <text:p/>
        <draw:enhanced-geometry svg:viewBox="0 0 21600 21600" draw:type="rectangle" draw:enhanced-path="M 0 0 L 21600 0 21600 21600 0 21600 0 0 Z N"/>
      </draw:custom-shape>
      <draw:g>
        <draw:custom-shape draw:style-name="Mgr4" draw:text-style-name="MP1" draw:layer="backgroundobjects" svg:width="3.81cm" svg:height="0.635cm" svg:x="34.29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6.0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6.035cm">
          <text:p/>
          <draw:enhanced-geometry svg:viewBox="0 0 21600 21600" draw:type="rectangle" draw:enhanced-path="M 0 0 L 21600 0 21600 21600 0 21600 0 0 Z N"/>
        </draw:custom-shape>
      </draw:g>
      <draw:frame draw:style-name="Mgr5" draw:layer="backgroundobjects" svg:width="3.81cm" svg:height="0.699cm" svg:x="34.29cm" svg:y="24.113cm">
        <draw:text-box>
          <text:p>Drawing #</text:p>
        </draw:text-box>
      </draw:frame>
      <draw:frame draw:style-name="Mgr5" draw:layer="backgroundobjects" svg:width="3.81cm" svg:height="0.699cm" svg:x="34.29cm" svg:y="24.765cm">
        <draw:text-box>
          <text:p>Modified</text:p>
        </draw:text-box>
      </draw:frame>
      <draw:frame draw:style-name="Mgr5" draw:layer="backgroundobjects" svg:width="3.81cm" svg:height="0.699cm" svg:x="34.29cm" svg:y="26.035cm">
        <draw:text-box>
          <text:p>Drawn By</text:p>
        </draw:text-box>
      </draw:frame>
      <draw:frame draw:style-name="Mgr5" draw:layer="backgroundobjects" svg:width="3.81cm" svg:height="0.699cm" svg:x="34.29cm" svg:y="25.4cm">
        <draw:text-box>
          <text:p>Created</text:p>
        </draw:text-box>
      </draw:frame>
      <draw:frame draw:style-name="Mgr6" draw:layer="backgroundobjects" svg:width="3.81cm" svg:height="0.935cm" svg:x="38.1cm" svg:y="26.035cm">
        <draw:text-box>
          <text:p>Art Zemon</text:p>
        </draw:text-box>
      </draw:frame>
      <draw:frame draw:style-name="Mgr6" draw:layer="backgroundobjects" svg:width="3.81cm" svg:height="0.935cm" svg:x="38.1cm" svg:y="25.4cm">
        <draw:text-box>
          <text:p><text:date style:data-style-name="D4" text:date-value="2016-07-24" text:fixed="true">07/24/2016</text:date></text:p>
        </draw:text-box>
      </draw:frame>
      <draw:frame draw:style-name="Mgr6" draw:layer="backgroundobjects" svg:width="3.81cm" svg:height="0.935cm" svg:x="38.1cm" svg:y="24.765cm">
        <draw:text-box>
          <text:p><text:date style:data-style-name="D4" text:date-value="2016-07-24">07/24/2016</text:date></text:p>
        </draw:text-box>
      </draw:frame>
      <draw:frame draw:style-name="Mgr6" draw:layer="backgroundobjects" svg:width="3.81cm" svg:height="0.935cm" svg:x="38.1cm" svg:y="24.13cm">
        <draw:text-box>
          <text:p>ABCD-01</text:p>
        </draw:text-box>
      </draw:frame>
      <draw:custom-shape draw:style-name="Mgr7" draw:text-style-name="MP1" draw:layer="backgroundobjects" svg:width="15.24cm" svg:height="0.762cm" svg:x="26.67cm" svg:y="23.368cm">
        <text:p text:style-name="MP1">Bede BD-4C N114AC</text:p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4T20:55:06.749564865</dc:date>
    <dc:creator>Art Zemon</dc:creator>
    <meta:editing-duration>PT28M55S</meta:editing-duration>
    <meta:editing-cycles>12</meta:editing-cycles>
    <meta:generator>LibreOffice/4.2.8.2$Linux_X86_64 LibreOffice_project/420m0$Build-2</meta:generator>
    <meta:document-statistic meta:object-count="21"/>
  </office:meta>
</office:document-meta>
</file>